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7.096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21">
      <style:text-properties fo:font-size="9pt" style:font-size-asian="9pt" style:font-size-complex="9pt"/>
    </style:style>
    <style:style style:name="ce14" style:family="table-cell" style:parent-style-name="Default" style:data-style-name="N106"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2">
      <style:text-properties fo:font-size="9pt" style:font-size-asian="9pt" style:font-size-complex="9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 style:data-style-name="N99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 style:data-style-name="N116"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0">
      <style:table-cell-properties fo:background-color="#f6f9d4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ackground-color="#f6f9d4"/>
      <style:text-properties fo:color="#000000" fo:font-size="9pt" style:font-size-asian="9pt" style:font-size-complex="9pt"/>
    </style:style>
    <style:style style:name="ce3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zero" style:base-cell-address="'BINARY | DECIMAL CONVERTERS'.B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 table:print-ranges="TIMER.A1:TIMER.V17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1" table:number-columns-repeated="1016" table:default-cell-style-name="ce5"/>
        <table:table-row table:style-name="ro1">
          <table:table-cell table:style-name="ce4" office:value-type="string" calcext:value-type="string">
            <text:p>TIMER CONFIGURATIO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4"/>
          <table:table-cell table:style-name="ce2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ICROCONTROLER</text:p>
          </table:table-cell>
          <table:table-cell/>
          <table:table-cell table:style-name="ce16" office:value-type="string" calcext:value-type="string">
            <text:p>ATmega328P</text:p>
          </table:table-cell>
          <table:table-cell table:style-name="Default"/>
          <table:table-cell table:number-columns-repeated="2"/>
          <table:table-cell table:style-name="ce2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CUMENTATION</text:p>
          </table:table-cell>
          <table:table-cell/>
          <table:table-cell table:style-name="ce16" office:value-type="string" calcext:value-type="string">
            <text:p><text:a xlink:href="http://ww1.microchip.com/downloads/en/DeviceDoc/Atmel-7810-Automotive-Microcontrollers-ATmega328P_Datasheet.pdf" xlink:type="simple">ATmega328P_Datasheet</text:a></text:p>
          </table:table-cell>
          <table:table-cell table:style-name="Default"/>
          <table:table-cell table:number-columns-repeated="2"/>
          <table:table-cell table:style-name="ce2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LOCK FREQUENCY (Hz)</text:p>
          </table:table-cell>
          <table:table-cell/>
          <table:table-cell table:style-name="ce17" office:value-type="float" office:value="16000000" calcext:value-type="float">
            <text:p>16E+06</text:p>
          </table:table-cell>
          <table:table-cell table:style-name="Default"/>
          <table:table-cell/>
          <table:table-cell>
            <table:detective>
              <table:operation table:name="trace-dependents" table:index="0"/>
            </table:detective>
          </table:table-cell>
          <table:table-cell table:style-name="ce23" table:number-columns-repeated="2"/>
          <table:table-cell table:number-columns-repeated="11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CLOCK PERIOD (s)</text:p>
          </table:table-cell>
          <table:table-cell/>
          <table:table-cell table:style-name="ce21" table:formula="of:=1/[.C5]" office:value-type="float" office:value="0.0000000625" calcext:value-type="float">
            <text:p>62.50E-09</text:p>
          </table:table-cell>
          <table:table-cell table:style-name="Default"/>
          <table:table-cell table:number-columns-repeated="2"/>
          <table:table-cell table:style-name="ce23" table:number-columns-repeated="2"/>
          <table:table-cell table:number-columns-repeated="11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TIMER BIT COUNT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Default"/>
          <table:table-cell/>
          <table:table-cell table:style-name="ce14"/>
          <table:table-cell table:style-name="ce23" table:number-columns-repeated="2"/>
          <table:table-cell table:number-columns-repeated="8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OSSIBLE VALUES OF N</text:p>
          </table:table-cell>
          <table:table-cell/>
          <table:table-cell table:style-name="ce16" office:value-type="string" calcext:value-type="string">
            <text:p>1, 8, 64, 256, 102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6">
            <table:detective>
              <table:operation table:name="trace-dependents" table:index="1"/>
            </table:detective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5" office:value-type="string" calcext:value-type="string" table:number-columns-spanned="5" table:number-rows-spanned="1">
            <text:p>INDEX OF ROW WITH SMALLEST ERROR</text:p>
          </table:table-cell>
          <table:covered-table-cell table:number-columns-repeated="3"/>
          <table:covered-table-cell table:style-name="ce11"/>
          <table:table-cell table:formula="of:=MATCH(SMALL([.R12:.R16];1); [.R12:.R16]; 0) - 1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ce14"/>
          <table:table-cell table:style-name="ce27" office:value-type="string" calcext:value-type="string" table:number-columns-spanned="2" table:number-rows-spanned="1">
            <text:p>RESULTS</text:p>
          </table:table-cell>
          <table:covered-table-cell table:style-name="ce28"/>
          <table:table-cell table:number-columns-repeated="1002"/>
        </table:table-row>
        <table:table-row table:style-name="ro2">
          <table:table-cell table:style-name="ce11" office:value-type="string" calcext:value-type="string">
            <text:p>CAMERA FRAME RATE (fps)</text:p>
          </table:table-cell>
          <table:table-cell table:style-name="ce11" office:value-type="string" calcext:value-type="string">
            <text:p>TIMER PERIOD (s)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OCRA1 CALC</text:p>
          </table:table-cell>
          <table:table-cell table:style-name="ce11" office:value-type="string" calcext:value-type="string">
            <text:p>WARNING</text:p>
          </table:table-cell>
          <table:table-cell table:style-name="ce11" office:value-type="string" calcext:value-type="string">
            <text:p>OCRA1 FLOOR</text:p>
          </table:table-cell>
          <table:table-cell table:style-name="ce11" office:value-type="string" calcext:value-type="string">
            <text:p>OCRA1 CEILING</text:p>
          </table:table-cell>
          <table:table-cell table:style-name="ce11" office:value-type="string" calcext:value-type="string">
            <text:p>OCRA1 ROUND</text:p>
          </table:table-cell>
          <table:table-cell table:style-name="ce11" office:value-type="string" calcext:value-type="string">
            <text:p>TIMER PERIOD FLOOR (s)</text:p>
          </table:table-cell>
          <table:table-cell table:style-name="ce11" office:value-type="string" calcext:value-type="string">
            <text:p>TIMER PERIOD CEILING (s)</text:p>
          </table:table-cell>
          <table:table-cell table:style-name="ce11" office:value-type="string" calcext:value-type="string">
            <text:p>TIMER PERIOD ROUND (s)</text:p>
          </table:table-cell>
          <table:table-cell table:style-name="ce11" office:value-type="string" calcext:value-type="string">
            <text:p>TIME ELAPSED AFTER FPS × PERIOD FLOOR (s)</text:p>
          </table:table-cell>
          <table:table-cell table:style-name="ce11" office:value-type="string" calcext:value-type="string">
            <text:p>TIME ELAPSED AFTER FPS × PERIOD CEILING (s)</text:p>
          </table:table-cell>
          <table:table-cell table:style-name="ce11" office:value-type="string" calcext:value-type="string">
            <text:p>TIME ELAPSED AFTER FPS × PERIOD ROUND (s)</text:p>
          </table:table-cell>
          <table:table-cell table:style-name="ce11" office:value-type="string" calcext:value-type="string">
            <text:p>ERROR FLOOR (s)</text:p>
          </table:table-cell>
          <table:table-cell table:style-name="ce11" office:value-type="string" calcext:value-type="string">
            <text:p>ERROR CEILING (s)</text:p>
          </table:table-cell>
          <table:table-cell table:style-name="ce11" office:value-type="string" calcext:value-type="string">
            <text:p>ERROR ROUND (s)</text:p>
          </table:table-cell>
          <table:table-cell table:style-name="ce11" office:value-type="string" calcext:value-type="string">
            <text:p>ERROR (s)</text:p>
          </table:table-cell>
          <table:table-cell table:style-name="ce11" office:value-type="string" calcext:value-type="string">
            <text:p>IS ROUND ENOUGH ?</text:p>
          </table:table-cell>
          <table:table-cell table:style-name="ce11" office:value-type="string" calcext:value-type="string">
            <text:p>OCRA1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OCRA1</text:p>
          </table:table-cell>
          <table:table-cell table:style-name="ce11" table:number-columns-repeated="100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3" table:formula="of:= 1 / [.A12]" office:value-type="float" office:value="0.00104058272632674" calcext:value-type="float">
            <text:p>1.041E-03</text:p>
          </table:table-cell>
          <table:table-cell office:value-type="float" office:value="1" calcext:value-type="float">
            <text:p>1</text:p>
          </table:table-cell>
          <table:table-cell table:style-name="ce22" table:formula="of:= [.B12] / [.C12] * [.C$5] - 1" office:value-type="float" office:value="16648.3236212279" calcext:value-type="float">
            <text:p>16648.32</text:p>
          </table:table-cell>
          <table:table-cell table:style-name="ce23" table:formula="of:=IF([.D12] &gt; 2^[.$C$7]; &quot;PERIOD IS TO BIG / PERIODmax = &quot; &amp; ROUNDDOWN( [.$C12] / [.$C$5] * (1 + 2^[.$C$7]); 4 ) &amp; &quot; s&quot;; IF([.D12]&lt;0; &quot;PERIOD IS TOO SMALL&quot;;&quot;&quot;))">
            <text:p/>
          </table:table-cell>
          <table:table-cell table:formula="of:= IF(LEN([.E12]) = 0; FLOOR([.D12]); &quot;&quot;)" office:value-type="float" office:value="16648" calcext:value-type="float">
            <text:p>16648</text:p>
          </table:table-cell>
          <table:table-cell table:formula="of:= IF(LEN([.E12]) = 0; CEILING([.D12]); &quot;&quot;)" office:value-type="float" office:value="16649" calcext:value-type="float">
            <text:p>16649</text:p>
          </table:table-cell>
          <table:table-cell table:formula="of:= IF(LEN([.E12]) = 0; ROUND([.D12]); &quot;&quot;)" office:value-type="float" office:value="16648" calcext:value-type="float">
            <text:p>16648</text:p>
          </table:table-cell>
          <table:table-cell table:style-name="ce13" table:formula="of:= IF(LEN([.E12]) = 0; [.$C12] / [.$C$5] * (1 + [.F12]); &quot;&quot;)" office:value-type="float" office:value="0.0010405625" calcext:value-type="float">
            <text:p>1.041E-03</text:p>
          </table:table-cell>
          <table:table-cell table:style-name="ce13" table:formula="of:= IF(LEN([.$E12]) = 0; [.$C12] / [.$C$5] * (1 + [.G12]); &quot;&quot;)" office:value-type="float" office:value="0.001040625" calcext:value-type="float">
            <text:p>1.041E-03</text:p>
          </table:table-cell>
          <table:table-cell table:style-name="ce13" table:formula="of:= IF(LEN([.$E12]) = 0; [.$C12] / [.$C$5] * (1 + [.H12]); &quot;&quot;)" office:value-type="float" office:value="0.0010405625" calcext:value-type="float">
            <text:p>1.041E-03</text:p>
          </table:table-cell>
          <table:table-cell table:style-name="ce26" table:formula="of:= IF(LEN([.$E12]) = 0; [.I12] * [.A$12]; &quot;&quot;)" office:value-type="float" office:value="0.9999805625" calcext:value-type="float">
            <text:p>0.999981</text:p>
          </table:table-cell>
          <table:table-cell table:style-name="ce26" table:formula="of:= IF(LEN([.$E12]) = 0; [.J12] * [.A$12]; &quot;&quot;)" office:value-type="float" office:value="1.000040625" calcext:value-type="float">
            <text:p>1.000041</text:p>
          </table:table-cell>
          <table:table-cell table:style-name="ce26" table:formula="of:= IF(LEN([.$E12]) = 0; [.K12] * [.A$12]; &quot;&quot;)" office:value-type="float" office:value="0.9999805625" calcext:value-type="float">
            <text:p>0.999981</text:p>
          </table:table-cell>
          <table:table-cell table:style-name="ce14" table:formula="of:= IF(LEN([.$E12]) = 0; [.L12]-1; &quot;&quot;)" office:value-type="float" office:value="-0.0000194374999999969" calcext:value-type="float">
            <text:p>-19.44E-06</text:p>
          </table:table-cell>
          <table:table-cell table:style-name="ce14" table:formula="of:= IF(LEN([.$E12]) = 0; [.M12]-1; &quot;&quot;)" office:value-type="float" office:value="0.0000406249999997943" calcext:value-type="float">
            <text:p>40.62E-06</text:p>
          </table:table-cell>
          <table:table-cell table:style-name="ce14" table:formula="of:= IF(LEN([.$E12]) = 0; [.N12]-1; &quot;&quot;)" office:value-type="float" office:value="-0.0000194374999999969" calcext:value-type="float">
            <text:p>-19.44E-06</text:p>
          </table:table-cell>
          <table:table-cell table:style-name="ce14" table:formula="of:= IF(LEN([.E12]) = 0; IF(ABS([.O12]) &lt; ABS([.P12]); ABS([.O12]); ABS([.P12])); &quot;&quot;)" office:value-type="float" office:value="0.0000194374999999969" calcext:value-type="float">
            <text:p>19.44E-06</text:p>
          </table:table-cell>
          <table:table-cell table:style-name="ce24" table:formula="of:=ABS([.Q12])=[.R12]" office:value-type="boolean" office:boolean-value="true" calcext:value-type="boolean">
            <text:p>VRAI</text:p>
          </table:table-cell>
          <table:table-cell table:formula="of:= IF(LEN([.E12]) = 0; IF(ABS([.O12]) &lt; ABS([.P12]); [.F12]; [.G12]); &quot;&quot;)" office:value-type="float" office:value="16648" calcext:value-type="float">
            <text:p>16648</text:p>
          </table:table-cell>
          <table:table-cell table:style-name="ce29" table:formula="of:= IF( ROW([.C12]) - ROW([.C$12]) = [.Q$9]; [.C12]; &quot;&quot;)" office:value-type="float" office:value="1" calcext:value-type="float">
            <text:p>1</text:p>
          </table:table-cell>
          <table:table-cell table:style-name="ce30" table:formula="of:= IF( ROW([.C12]) - ROW([.C$12]) = [.Q$9]; [.T12]; &quot;&quot;)" office:value-type="float" office:value="16648" calcext:value-type="float">
            <text:p>16648</text:p>
          </table:table-cell>
          <table:table-cell table:number-columns-repeated="1002"/>
        </table:table-row>
        <table:table-row table:style-name="ro1">
          <table:table-cell table:formula="of:=[.A12]" office:value-type="float" office:value="961" calcext:value-type="float">
            <text:p>961</text:p>
          </table:table-cell>
          <table:table-cell table:style-name="ce13" table:formula="of:= 1 / [.A13]" office:value-type="float" office:value="0.00104058272632674" calcext:value-type="float">
            <text:p>1.041E-03</text:p>
          </table:table-cell>
          <table:table-cell office:value-type="float" office:value="8" calcext:value-type="float">
            <text:p>8</text:p>
          </table:table-cell>
          <table:table-cell table:style-name="ce22" table:formula="of:= [.B13] / [.C13] * [.C$5] - 1" office:value-type="float" office:value="2080.16545265349" calcext:value-type="float">
            <text:p>2080.17</text:p>
          </table:table-cell>
          <table:table-cell table:style-name="ce23" table:formula="of:=IF([.D13] &gt; 2^[.$C$7]; &quot;PERIOD IS TO BIG / PERIODmax = &quot; &amp; ROUNDDOWN( [.$C13] / [.$C$5] * (1 + 2^[.$C$7]); 4 ) &amp; &quot; s&quot;; IF([.D13]&lt;0; &quot;PERIOD IS TOO SMALL&quot;;&quot;&quot;))">
            <text:p/>
          </table:table-cell>
          <table:table-cell table:formula="of:= IF(LEN([.E13]) = 0; FLOOR([.D13]); &quot;&quot;)" office:value-type="float" office:value="2080" calcext:value-type="float">
            <text:p>2080</text:p>
          </table:table-cell>
          <table:table-cell table:formula="of:= IF(LEN([.E13]) = 0; CEILING([.D13]); &quot;&quot;)" office:value-type="float" office:value="2081" calcext:value-type="float">
            <text:p>2081</text:p>
          </table:table-cell>
          <table:table-cell table:formula="of:= IF(LEN([.E13]) = 0; ROUND([.D13]); &quot;&quot;)" office:value-type="float" office:value="2080" calcext:value-type="float">
            <text:p>2080</text:p>
          </table:table-cell>
          <table:table-cell table:style-name="ce13" table:formula="of:= IF(LEN([.E13]) = 0; [.$C13] / [.$C$5] * (1 + [.F13]); &quot;&quot;)" office:value-type="float" office:value="0.0010405" calcext:value-type="float">
            <text:p>1.041E-03</text:p>
          </table:table-cell>
          <table:table-cell table:style-name="ce13" table:formula="of:= IF(LEN([.E13]) = 0; [.$C13] / [.$C$5] * (1 + [.G13]); &quot;&quot;)" office:value-type="float" office:value="0.001041" calcext:value-type="float">
            <text:p>1.041E-03</text:p>
          </table:table-cell>
          <table:table-cell table:style-name="ce13" table:formula="of:= IF(LEN([.$E13]) = 0; [.$C13] / [.$C$5] * (1 + [.H13]); &quot;&quot;)" office:value-type="float" office:value="0.0010405" calcext:value-type="float">
            <text:p>1.041E-03</text:p>
          </table:table-cell>
          <table:table-cell table:style-name="ce26" table:formula="of:= IF(LEN([.$E13]) = 0; [.I13] * [.A$12]; &quot;&quot;)" office:value-type="float" office:value="0.9999205" calcext:value-type="float">
            <text:p>0.999921</text:p>
          </table:table-cell>
          <table:table-cell table:style-name="ce26" table:formula="of:= IF(LEN([.$E13]) = 0; [.J13] * [.A$12]; &quot;&quot;)" office:value-type="float" office:value="1.000401" calcext:value-type="float">
            <text:p>1.000401</text:p>
          </table:table-cell>
          <table:table-cell table:style-name="ce26" table:formula="of:= IF(LEN([.$E13]) = 0; [.K13] * [.A$12]; &quot;&quot;)" office:value-type="float" office:value="0.9999205" calcext:value-type="float">
            <text:p>0.999921</text:p>
          </table:table-cell>
          <table:table-cell table:style-name="ce14" table:formula="of:= IF(LEN([.$E13]) = 0; [.L13]-1; &quot;&quot;)" office:value-type="float" office:value="-0.0000795000000000101" calcext:value-type="float">
            <text:p>-79.50E-06</text:p>
          </table:table-cell>
          <table:table-cell table:style-name="ce14" table:formula="of:= IF(LEN([.E13]) = 0; [.M13]-1; &quot;&quot;)" office:value-type="float" office:value="0.000401000000000096" calcext:value-type="float">
            <text:p>401.00E-06</text:p>
          </table:table-cell>
          <table:table-cell table:style-name="ce14" table:formula="of:= IF(LEN([.$E13]) = 0; [.N13]-1; &quot;&quot;)" office:value-type="float" office:value="-0.0000795000000000101" calcext:value-type="float">
            <text:p>-79.50E-06</text:p>
          </table:table-cell>
          <table:table-cell table:style-name="ce14" table:formula="of:= IF(LEN([.E13]) = 0; IF(ABS([.O13]) &lt; ABS([.P13]); ABS([.O13]); ABS([.P13])); &quot;&quot;)" office:value-type="float" office:value="0.0000795000000000101" calcext:value-type="float">
            <text:p>79.50E-06</text:p>
          </table:table-cell>
          <table:table-cell table:style-name="ce24" table:formula="of:=ABS([.Q13])=[.R13]" office:value-type="boolean" office:boolean-value="true" calcext:value-type="boolean">
            <text:p>VRAI</text:p>
          </table:table-cell>
          <table:table-cell table:formula="of:= IF(LEN([.E13]) = 0; IF(ABS([.O13]) &lt; ABS([.P13]); [.F13]; [.G13]); &quot;&quot;)" office:value-type="float" office:value="2080" calcext:value-type="float">
            <text:p>2080</text:p>
          </table:table-cell>
          <table:table-cell table:style-name="ce29" table:formula="of:= IF( ROW([.C13]) - ROW([.C$12]) = [.Q$9]; [.C13]; &quot;&quot;)">
            <text:p/>
          </table:table-cell>
          <table:table-cell table:style-name="ce30" table:formula="of:= IF( ROW([.C13]) - ROW([.C$12]) = [.Q$9]; [.T13]; &quot;&quot;)">
            <text:p/>
          </table:table-cell>
          <table:table-cell table:number-columns-repeated="1002"/>
        </table:table-row>
        <table:table-row table:style-name="ro1">
          <table:table-cell table:formula="of:=[.A13]" office:value-type="float" office:value="961" calcext:value-type="float">
            <text:p>961</text:p>
          </table:table-cell>
          <table:table-cell table:style-name="ce13" table:formula="of:= 1 / [.A14]" office:value-type="float" office:value="0.00104058272632674" calcext:value-type="float">
            <text:p>1.041E-03</text:p>
          </table:table-cell>
          <table:table-cell office:value-type="float" office:value="64" calcext:value-type="float">
            <text:p>64</text:p>
          </table:table-cell>
          <table:table-cell table:style-name="ce22" table:formula="of:= [.B14] / [.C14] * [.C$5] - 1" office:value-type="float" office:value="259.145681581686" calcext:value-type="float">
            <text:p>259.15</text:p>
          </table:table-cell>
          <table:table-cell table:style-name="ce23" table:formula="of:=IF([.D14] &gt; 2^[.$C$7]; &quot;PERIOD IS TO BIG / PERIODmax = &quot; &amp; ROUNDDOWN( [.$C14] / [.$C$5] * (1 + 2^[.$C$7]); 4 ) &amp; &quot; s&quot;; IF([.D14]&lt;0; &quot;PERIOD IS TOO SMALL&quot;;&quot;&quot;))">
            <text:p/>
          </table:table-cell>
          <table:table-cell table:formula="of:= IF(LEN([.E14]) = 0; FLOOR([.D14]); &quot;&quot;)" office:value-type="float" office:value="259" calcext:value-type="float">
            <text:p>259</text:p>
          </table:table-cell>
          <table:table-cell table:formula="of:= IF(LEN([.E14]) = 0; CEILING([.D14]); &quot;&quot;)" office:value-type="float" office:value="260" calcext:value-type="float">
            <text:p>260</text:p>
          </table:table-cell>
          <table:table-cell table:formula="of:= IF(LEN([.E14]) = 0; ROUND([.D14]); &quot;&quot;)" office:value-type="float" office:value="259" calcext:value-type="float">
            <text:p>259</text:p>
          </table:table-cell>
          <table:table-cell table:style-name="ce13" table:formula="of:= IF(LEN([.E14]) = 0; [.$C14] / [.$C$5] * (1 + [.F14]); &quot;&quot;)" office:value-type="float" office:value="0.00104" calcext:value-type="float">
            <text:p>1.040E-03</text:p>
          </table:table-cell>
          <table:table-cell table:style-name="ce13" table:formula="of:= IF(LEN([.E14]) = 0; [.$C14] / [.$C$5] * (1 + [.G14]); &quot;&quot;)" office:value-type="float" office:value="0.001044" calcext:value-type="float">
            <text:p>1.044E-03</text:p>
          </table:table-cell>
          <table:table-cell table:style-name="ce13" table:formula="of:= IF(LEN([.$E14]) = 0; [.$C14] / [.$C$5] * (1 + [.H14]); &quot;&quot;)" office:value-type="float" office:value="0.00104" calcext:value-type="float">
            <text:p>1.040E-03</text:p>
          </table:table-cell>
          <table:table-cell table:style-name="ce26" table:formula="of:= IF(LEN([.$E14]) = 0; [.I14] * [.A$12]; &quot;&quot;)" office:value-type="float" office:value="0.99944" calcext:value-type="float">
            <text:p>0.999440</text:p>
          </table:table-cell>
          <table:table-cell table:style-name="ce26" table:formula="of:= IF(LEN([.$E14]) = 0; [.J14] * [.A$12]; &quot;&quot;)" office:value-type="float" office:value="1.003284" calcext:value-type="float">
            <text:p>1.003284</text:p>
          </table:table-cell>
          <table:table-cell table:style-name="ce26" table:formula="of:= IF(LEN([.$E14]) = 0; [.K14] * [.A$12]; &quot;&quot;)" office:value-type="float" office:value="0.99944" calcext:value-type="float">
            <text:p>0.999440</text:p>
          </table:table-cell>
          <table:table-cell table:style-name="ce14" table:formula="of:= IF(LEN([.$E14]) = 0; [.L14]-1; &quot;&quot;)" office:value-type="float" office:value="-0.000560000000000116" calcext:value-type="float">
            <text:p>-560.00E-06</text:p>
          </table:table-cell>
          <table:table-cell table:style-name="ce14" table:formula="of:= IF(LEN([.E14]) = 0; [.M14]-1; &quot;&quot;)" office:value-type="float" office:value="0.00328400000000006" calcext:value-type="float">
            <text:p>3.28E-03</text:p>
          </table:table-cell>
          <table:table-cell table:style-name="ce14" table:formula="of:= IF(LEN([.$E14]) = 0; [.N14]-1; &quot;&quot;)" office:value-type="float" office:value="-0.000560000000000116" calcext:value-type="float">
            <text:p>-560.00E-06</text:p>
          </table:table-cell>
          <table:table-cell table:style-name="ce14" table:formula="of:= IF(LEN([.E14]) = 0; IF(ABS([.O14]) &lt; ABS([.P14]); ABS([.O14]); ABS([.P14])); &quot;&quot;)" office:value-type="float" office:value="0.000560000000000116" calcext:value-type="float">
            <text:p>560.00E-06</text:p>
          </table:table-cell>
          <table:table-cell table:style-name="ce24" table:formula="of:=ABS([.Q14])=[.R14]" office:value-type="boolean" office:boolean-value="true" calcext:value-type="boolean">
            <text:p>VRAI</text:p>
          </table:table-cell>
          <table:table-cell table:formula="of:= IF(LEN([.E14]) = 0; IF(ABS([.O14]) &lt; ABS([.P14]); [.F14]; [.G14]); &quot;&quot;)" office:value-type="float" office:value="259" calcext:value-type="float">
            <text:p>259</text:p>
          </table:table-cell>
          <table:table-cell table:style-name="ce29" table:formula="of:= IF( ROW([.C14]) - ROW([.C$12]) = [.Q$9]; [.C14]; &quot;&quot;)">
            <text:p/>
          </table:table-cell>
          <table:table-cell table:style-name="ce30" table:formula="of:= IF( ROW([.C14]) - ROW([.C$12]) = [.Q$9]; [.T14]; &quot;&quot;)">
            <text:p/>
          </table:table-cell>
          <table:table-cell table:number-columns-repeated="1002"/>
        </table:table-row>
        <table:table-row table:style-name="ro1">
          <table:table-cell table:formula="of:=[.A14]" office:value-type="float" office:value="961" calcext:value-type="float">
            <text:p>961</text:p>
          </table:table-cell>
          <table:table-cell table:style-name="ce13" table:formula="of:= 1 / [.A15]" office:value-type="float" office:value="0.00104058272632674" calcext:value-type="float">
            <text:p>1.041E-03</text:p>
          </table:table-cell>
          <table:table-cell office:value-type="float" office:value="256" calcext:value-type="float">
            <text:p>256</text:p>
          </table:table-cell>
          <table:table-cell table:style-name="ce22" table:formula="of:= [.B15] / [.C15] * [.C$5] - 1" office:value-type="float" office:value="64.0364203954214" calcext:value-type="float">
            <text:p>64.04</text:p>
          </table:table-cell>
          <table:table-cell table:style-name="ce23" table:formula="of:=IF([.D15] &gt; 2^[.$C$7]; &quot;PERIOD IS TO BIG / PERIODmax = &quot; &amp; ROUNDDOWN( [.$C15] / [.$C$5] * (1 + 2^[.$C$7]); 4 ) &amp; &quot; s&quot;; IF([.D15]&lt;0; &quot;PERIOD IS TOO SMALL&quot;;&quot;&quot;))">
            <text:p/>
          </table:table-cell>
          <table:table-cell table:formula="of:= IF(LEN([.E15]) = 0; FLOOR([.D15]); &quot;&quot;)" office:value-type="float" office:value="64" calcext:value-type="float">
            <text:p>64</text:p>
          </table:table-cell>
          <table:table-cell table:formula="of:= IF(LEN([.E15]) = 0; CEILING([.D15]); &quot;&quot;)" office:value-type="float" office:value="65" calcext:value-type="float">
            <text:p>65</text:p>
          </table:table-cell>
          <table:table-cell table:formula="of:= IF(LEN([.E15]) = 0; ROUND([.D15]); &quot;&quot;)" office:value-type="float" office:value="64" calcext:value-type="float">
            <text:p>64</text:p>
          </table:table-cell>
          <table:table-cell table:style-name="ce13" table:formula="of:= IF(LEN([.E15]) = 0; [.$C15] / [.$C$5] * (1 + [.F15]); &quot;&quot;)" office:value-type="float" office:value="0.00104" calcext:value-type="float">
            <text:p>1.040E-03</text:p>
          </table:table-cell>
          <table:table-cell table:style-name="ce13" table:formula="of:= IF(LEN([.E15]) = 0; [.$C15] / [.$C$5] * (1 + [.G15]); &quot;&quot;)" office:value-type="float" office:value="0.001056" calcext:value-type="float">
            <text:p>1.056E-03</text:p>
          </table:table-cell>
          <table:table-cell table:style-name="ce13" table:formula="of:= IF(LEN([.$E15]) = 0; [.$C15] / [.$C$5] * (1 + [.H15]); &quot;&quot;)" office:value-type="float" office:value="0.00104" calcext:value-type="float">
            <text:p>1.040E-03</text:p>
          </table:table-cell>
          <table:table-cell table:style-name="ce26" table:formula="of:= IF(LEN([.$E15]) = 0; [.I15] * [.A$12]; &quot;&quot;)" office:value-type="float" office:value="0.99944" calcext:value-type="float">
            <text:p>0.999440</text:p>
          </table:table-cell>
          <table:table-cell table:style-name="ce26" table:formula="of:= IF(LEN([.$E15]) = 0; [.J15] * [.A$12]; &quot;&quot;)" office:value-type="float" office:value="1.014816" calcext:value-type="float">
            <text:p>1.014816</text:p>
          </table:table-cell>
          <table:table-cell table:style-name="ce26" table:formula="of:= IF(LEN([.$E15]) = 0; [.K15] * [.A$12]; &quot;&quot;)" office:value-type="float" office:value="0.99944" calcext:value-type="float">
            <text:p>0.999440</text:p>
          </table:table-cell>
          <table:table-cell table:style-name="ce14" table:formula="of:= IF(LEN([.$E15]) = 0; [.L15]-1; &quot;&quot;)" office:value-type="float" office:value="-0.000560000000000116" calcext:value-type="float">
            <text:p>-560.00E-06</text:p>
          </table:table-cell>
          <table:table-cell table:style-name="ce14" table:formula="of:= IF(LEN([.E15]) = 0; [.M15]-1; &quot;&quot;)" office:value-type="float" office:value="0.0148159999999999" calcext:value-type="float">
            <text:p>14.82E-03</text:p>
          </table:table-cell>
          <table:table-cell table:style-name="ce14" table:formula="of:= IF(LEN([.$E15]) = 0; [.N15]-1; &quot;&quot;)" office:value-type="float" office:value="-0.000560000000000116" calcext:value-type="float">
            <text:p>-560.00E-06</text:p>
          </table:table-cell>
          <table:table-cell table:style-name="ce14" table:formula="of:= IF(LEN([.E15]) = 0; IF(ABS([.O15]) &lt; ABS([.P15]); ABS([.O15]); ABS([.P15])); &quot;&quot;)" office:value-type="float" office:value="0.000560000000000116" calcext:value-type="float">
            <text:p>560.00E-06</text:p>
          </table:table-cell>
          <table:table-cell table:style-name="ce24" table:formula="of:=ABS([.Q15])=[.R15]" office:value-type="boolean" office:boolean-value="true" calcext:value-type="boolean">
            <text:p>VRAI</text:p>
          </table:table-cell>
          <table:table-cell table:formula="of:= IF(LEN([.E15]) = 0; IF(ABS([.O15]) &lt; ABS([.P15]); [.F15]; [.G15]); &quot;&quot;)" office:value-type="float" office:value="64" calcext:value-type="float">
            <text:p>64</text:p>
          </table:table-cell>
          <table:table-cell table:style-name="ce29" table:formula="of:= IF( ROW([.C15]) - ROW([.C$12]) = [.Q$9]; [.C15]; &quot;&quot;)">
            <text:p/>
          </table:table-cell>
          <table:table-cell table:style-name="ce30" table:formula="of:= IF( ROW([.C15]) - ROW([.C$12]) = [.Q$9]; [.T15]; &quot;&quot;)">
            <text:p/>
          </table:table-cell>
          <table:table-cell table:number-columns-repeated="1002"/>
        </table:table-row>
        <table:table-row table:style-name="ro1">
          <table:table-cell table:formula="of:=[.A15]" office:value-type="float" office:value="961" calcext:value-type="float">
            <text:p>961</text:p>
          </table:table-cell>
          <table:table-cell table:style-name="ce13" table:formula="of:= 1 / [.A16]" office:value-type="float" office:value="0.00104058272632674" calcext:value-type="float">
            <text:p>1.041E-03</text:p>
          </table:table-cell>
          <table:table-cell office:value-type="float" office:value="1024" calcext:value-type="float">
            <text:p>1024</text:p>
          </table:table-cell>
          <table:table-cell table:style-name="ce22" table:formula="of:= [.B16] / [.C16] * [.C$5] - 1" office:value-type="float" office:value="15.2591050988554" calcext:value-type="float">
            <text:p>15.26</text:p>
          </table:table-cell>
          <table:table-cell table:style-name="ce23" table:formula="of:=IF([.D16] &gt; 2^[.$C$7]; &quot;PERIOD IS TO BIG / PERIODmax = &quot; &amp; ROUNDDOWN( [.$C16] / [.$C$5] * (1 + 2^[.$C$7]); 4 ) &amp; &quot; s&quot;; IF([.D16]&lt;0; &quot;PERIOD IS TOO SMALL&quot;;&quot;&quot;))">
            <text:p/>
          </table:table-cell>
          <table:table-cell table:formula="of:= IF(LEN([.E16]) = 0; FLOOR([.D16]); &quot;&quot;)" office:value-type="float" office:value="15" calcext:value-type="float">
            <text:p>15</text:p>
          </table:table-cell>
          <table:table-cell table:formula="of:= IF(LEN([.E16]) = 0; CEILING([.D16]); &quot;&quot;)" office:value-type="float" office:value="16" calcext:value-type="float">
            <text:p>16</text:p>
          </table:table-cell>
          <table:table-cell table:formula="of:= IF(LEN([.E16]) = 0; ROUND([.D16]); &quot;&quot;)" office:value-type="float" office:value="15" calcext:value-type="float">
            <text:p>15</text:p>
          </table:table-cell>
          <table:table-cell table:style-name="ce13" table:formula="of:= IF(LEN([.E16]) = 0; [.$C16] / [.$C$5] * (1 + [.F16]); &quot;&quot;)" office:value-type="float" office:value="0.001024" calcext:value-type="float">
            <text:p>1.024E-03</text:p>
          </table:table-cell>
          <table:table-cell table:style-name="ce13" table:formula="of:= IF(LEN([.E16]) = 0; [.$C16] / [.$C$5] * (1 + [.G16]); &quot;&quot;)" office:value-type="float" office:value="0.001088" calcext:value-type="float">
            <text:p>1.088E-03</text:p>
          </table:table-cell>
          <table:table-cell table:style-name="ce13" table:formula="of:= IF(LEN([.$E16]) = 0; [.$C16] / [.$C$5] * (1 + [.H16]); &quot;&quot;)" office:value-type="float" office:value="0.001024" calcext:value-type="float">
            <text:p>1.024E-03</text:p>
          </table:table-cell>
          <table:table-cell table:style-name="ce26" table:formula="of:= IF(LEN([.$E16]) = 0; [.I16] * [.A$12]; &quot;&quot;)" office:value-type="float" office:value="0.984064" calcext:value-type="float">
            <text:p>0.984064</text:p>
          </table:table-cell>
          <table:table-cell table:style-name="ce26" table:formula="of:= IF(LEN([.$E16]) = 0; [.J16] * [.A$12]; &quot;&quot;)" office:value-type="float" office:value="1.045568" calcext:value-type="float">
            <text:p>1.045568</text:p>
          </table:table-cell>
          <table:table-cell table:style-name="ce26" table:formula="of:= IF(LEN([.$E16]) = 0; [.K16] * [.A$12]; &quot;&quot;)" office:value-type="float" office:value="0.984064" calcext:value-type="float">
            <text:p>0.984064</text:p>
          </table:table-cell>
          <table:table-cell table:style-name="ce14" table:formula="of:= IF(LEN([.$E16]) = 0; [.L16]-1; &quot;&quot;)" office:value-type="float" office:value="-0.0159360000000001" calcext:value-type="float">
            <text:p>-15.94E-03</text:p>
          </table:table-cell>
          <table:table-cell table:style-name="ce14" table:formula="of:= IF(LEN([.E16]) = 0; [.M16]-1; &quot;&quot;)" office:value-type="float" office:value="0.0455680000000001" calcext:value-type="float">
            <text:p>45.57E-03</text:p>
          </table:table-cell>
          <table:table-cell table:style-name="ce14" table:formula="of:= IF(LEN([.$E16]) = 0; [.N16]-1; &quot;&quot;)" office:value-type="float" office:value="-0.0159360000000001" calcext:value-type="float">
            <text:p>-15.94E-03</text:p>
          </table:table-cell>
          <table:table-cell table:style-name="ce14" table:formula="of:= IF(LEN([.E16]) = 0; IF(ABS([.O16]) &lt; ABS([.P16]); ABS([.O16]); ABS([.P16])); &quot;&quot;)" office:value-type="float" office:value="0.0159360000000001" calcext:value-type="float">
            <text:p>15.94E-03</text:p>
          </table:table-cell>
          <table:table-cell table:style-name="ce24" table:formula="of:=ABS([.Q16])=[.R16]" office:value-type="boolean" office:boolean-value="true" calcext:value-type="boolean">
            <text:p>VRAI</text:p>
          </table:table-cell>
          <table:table-cell table:formula="of:= IF(LEN([.E16]) = 0; IF(ABS([.O16]) &lt; ABS([.P16]); [.F16]; [.G16]); &quot;&quot;)" office:value-type="float" office:value="15" calcext:value-type="float">
            <text:p>15</text:p>
          </table:table-cell>
          <table:table-cell table:style-name="ce29" table:formula="of:= IF( ROW([.C16]) - ROW([.C$12]) = [.Q$9]; [.C16]; &quot;&quot;)">
            <text:p/>
          </table:table-cell>
          <table:table-cell table:style-name="ce30" table:formula="of:= IF( ROW([.C16]) - ROW([.C$12]) = [.Q$9]; [.T16]; &quot;&quot;)">
            <text:p/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4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NARY | DECIMAL CONVERTERS" table:style-name="ta1">
        <office:forms form:automatic-focus="false" form:apply-design-mode="false"/>
        <table:table-column table:style-name="co4" table:default-cell-style-name="ce33"/>
        <table:table-column table:style-name="co5" table:number-columns-repeated="29" table:default-cell-style-name="ce7"/>
        <table:table-column table:style-name="co6" table:default-cell-style-name="ce33"/>
        <table:table-column table:style-name="co5" table:number-columns-repeated="981" table:default-cell-style-name="ce7"/>
        <table:table-column table:style-name="co5" table:number-columns-repeated="12" table:default-cell-style-name="Default"/>
        <table:table-row table:style-name="ro1">
          <table:table-cell table:style-name="ce31" office:value-type="string" calcext:value-type="string" table:number-columns-spanned="15" table:number-rows-spanned="1">
            <text:p>DECIMAL TO BINARY</text:p>
          </table:table-cell>
          <table:covered-table-cell table:number-columns-repeated="14" table:style-name="ce35"/>
          <table:table-cell table:style-name="ce9"/>
          <table:table-cell table:style-name="ce31" office:value-type="string" calcext:value-type="string" table:number-columns-spanned="15" table:number-rows-spanned="1">
            <text:p>BINARY TO DECIMAL</text:p>
          </table:table-cell>
          <table:covered-table-cell table:number-columns-repeated="13" table:style-name="ce35"/>
          <table:covered-table-cell table:style-name="ce32"/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table:style-name="ce32" office:value-type="string" calcext:value-type="string">
            <text:p>#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2" office:value-type="string" calcext:value-type="string">
            <text:p>#</text:p>
          </table:table-cell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8" table:formula="of:=MOD(QUOTIENT([.$A3];2^[.B$2]); 2)" office:value-type="float" office:value="0" calcext:value-type="float">
            <text:p>0</text:p>
          </table:table-cell>
          <table:table-cell table:style-name="ce8" table:formula="of:=MOD(QUOTIENT([.$A3];2^[.C$2]); 2)" office:value-type="float" office:value="0" calcext:value-type="float">
            <text:p>0</text:p>
          </table:table-cell>
          <table:table-cell table:style-name="ce8" table:formula="of:=MOD(QUOTIENT([.$A3];2^[.D$2]); 2)" office:value-type="float" office:value="0" calcext:value-type="float">
            <text:p>0</text:p>
          </table:table-cell>
          <table:table-cell table:style-name="ce8" table:formula="of:=MOD(QUOTIENT([.$A3];2^[.E$2]); 2)" office:value-type="float" office:value="0" calcext:value-type="float">
            <text:p>0</text:p>
          </table:table-cell>
          <table:table-cell table:style-name="ce8" table:formula="of:=MOD(QUOTIENT([.$A3];2^[.F$2]); 2)" office:value-type="float" office:value="1" calcext:value-type="float">
            <text:p>1</text:p>
          </table:table-cell>
          <table:table-cell table:style-name="ce8" table:formula="of:=MOD(QUOTIENT([.$A3];2^[.G$2]); 2)" office:value-type="float" office:value="1" calcext:value-type="float">
            <text:p>1</text:p>
          </table:table-cell>
          <table:table-cell table:style-name="ce8" table:formula="of:=MOD(QUOTIENT([.$A3];2^[.H$2]); 2)" office:value-type="float" office:value="1" calcext:value-type="float">
            <text:p>1</text:p>
          </table:table-cell>
          <table:table-cell table:style-name="ce8" table:formula="of:=MOD(QUOTIENT([.$A3];2^[.I$2]); 2)" office:value-type="float" office:value="1" calcext:value-type="float">
            <text:p>1</text:p>
          </table:table-cell>
          <table:table-cell table:style-name="ce8" table:formula="of:=MOD(QUOTIENT([.$A3];2^[.J$2]); 2)" office:value-type="float" office:value="1" calcext:value-type="float">
            <text:p>1</text:p>
          </table:table-cell>
          <table:table-cell table:style-name="ce8" table:formula="of:=MOD(QUOTIENT([.$A3];2^[.K$2]); 2)" office:value-type="float" office:value="1" calcext:value-type="float">
            <text:p>1</text:p>
          </table:table-cell>
          <table:table-cell table:style-name="ce8" table:formula="of:=MOD(QUOTIENT([.$A3];2^[.L$2]); 2)" office:value-type="float" office:value="1" calcext:value-type="float">
            <text:p>1</text:p>
          </table:table-cell>
          <table:table-cell table:style-name="ce8" table:formula="of:=MOD(QUOTIENT([.$A3];2^[.M$2]); 2)" office:value-type="float" office:value="1" calcext:value-type="float">
            <text:p>1</text:p>
          </table:table-cell>
          <table:table-cell table:style-name="ce8" table:formula="of:=MOD(QUOTIENT([.$A3];2^[.N$2]); 2)" office:value-type="float" office:value="1" calcext:value-type="float">
            <text:p>1</text:p>
          </table:table-cell>
          <table:table-cell table:style-name="ce8" table:formula="of:=MOD(QUOTIENT([.$A3];2^[.O$2]); 2)" office:value-type="float" office:value="1" calcext:value-type="float">
            <text:p>1</text:p>
          </table:table-cell>
          <table:table-cell/>
          <table:table-cell table:number-columns-repeated="14" table:style-name="ce8" office:value-type="float" office:value="1" calcext:value-type="float">
            <text:p>1</text:p>
          </table:table-cell>
          <table:table-cell table:formula="of:= [.AD3]*2^[.AD2] + [.AC3]*2^[.AC2] + [.AB3]*2^[.AB2] + [.AA3]*2^[.AA2] + [.Z3]*2^[.Z2] + [.Y3]*2^[.Y2] + [.X3]*2^[.X2] + [.W3]*2^[.W2] + [.V3]*2^[.V2] + [.U3]*2^[.U2] + [.T3]*2^[.T2] + [.S3]*2^[.S2] + [.R3]*2^[.R2] + [.Q3]*2^[.Q2]" office:value-type="float" office:value="16383" calcext:value-type="float">
            <text:p>16383</text:p>
          </table:table-cell>
          <table:table-cell table:style-name="Default"/>
          <table:table-cell table:number-columns-repeated="992"/>
        </table:table-row>
        <table:table-row table:style-name="ro1" table:number-rows-repeated="23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3">
          <table:table-cell table:style-name="ce34"/>
          <table:table-cell table:style-name="Default" table:number-columns-repeated="14"/>
          <table:table-cell table:number-columns-repeated="1009"/>
        </table:table-row>
        <table:table-row table:style-name="ro1" table:number-rows-repeated="16357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321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INARY | DECIMAL CONVERTERS'.B30:'BINARY | DECIMAL CONVERTERS'.O16386 'BINARY | DECIMAL CONVERTERS'.B3:'BINARY | DECIMAL CONVERTERS'.O26 'BINARY | DECIMAL CONVERTERS'.Q3:'BINARY | DECIMAL CONVERTERS'.AD3">
            <calcext:condition calcext:apply-style-name="zero" calcext:value="=0" calcext:base-cell-address="'BINARY | DECIMAL CONVERTERS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color="#d0d0d0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 style:data-style-name="N2" text:time-value="17:02:18.813750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9-13T19:16:33.146898849</dc:date>
    <meta:editing-duration>PT11H28M42S</meta:editing-duration>
    <meta:editing-cycles>61</meta:editing-cycles>
    <meta:generator>LibreOffice/7.0.6.2$MacOSX_X86_64 LibreOffice_project/144abb84a525d8e30c9dbbefa69cbbf2d8d4ae3b</meta:generator>
    <meta:document-statistic meta:table-count="2" meta:cell-count="210" meta:object-count="0"/>
  </office:meta>
</office:document-meta>
</file>